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up Listen Socket</text:p>
      <text:p text:style-name="Standard"><text:tab/>bind socket for listening for connections</text:p>
      <text:p text:style-name="Standard"><text:tab/>start server loop</text:p>
      <text:p text:style-name="Standard">Server Loop</text:p>
      <text:p text:style-name="Standard"><text:tab/>select</text:p>
      <text:p text:style-name="Standard"><text:tab/><text:tab/>if new connections</text:p>
      <text:p text:style-name="Standard"><text:tab/><text:tab/><text:tab/>save accepted socket</text:p>
      <text:p text:style-name="Standard"><text:tab/><text:tab/><text:tab/>send existing client data to new client</text:p>
      <text:p text:style-name="Standard"><text:tab/><text:tab/><text:tab/>send new client's data to existing clients</text:p>
      <text:p text:style-name="Standard"><text:tab/><text:tab/>if packet received</text:p>
      <text:p text:style-name="Standard"><text:tab/><text:tab/><text:tab/>if MSG_NEW</text:p>
      <text:p text:style-name="Standard"><text:tab/><text:tab/><text:tab/><text:tab/>send client data to all but origin</text:p>
      <text:p text:style-name="Standard"><text:tab/><text:tab/><text:tab/>if MSG_TEXT</text:p>
      <text:p text:style-name="Standard"><text:tab/><text:tab/><text:tab/><text:tab/>echo to all but origin</text:p>
      <text:p text:style-name="Standard"><text:tab/><text:tab/>if disconnect</text:p>
      <text:p text:style-name="Standard"><text:tab/><text:tab/><text:tab/>send MSG_REM to remaining clients</text:p>
      <text:p text:style-name="Standard"><text:tab/><text:tab/><text:tab/></text:p>
      <text:p text:style-name="Standard">Write to all but origin</text:p>
      <text:p text:style-name="Standard"><text:tab/>for each client</text:p>
      <text:p text:style-name="Standard"><text:tab/><text:tab/>if not origin</text:p>
      <text:p text:style-name="Standard"><text:tab/><text:tab/><text:tab/>send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3-20T23:40:02</meta:creation-date>
    <meta:document-statistic meta:table-count="0" meta:image-count="0" meta:object-count="0" meta:page-count="1" meta:paragraph-count="21" meta:word-count="74" meta:character-count="458"/>
    <dc:date>2011-03-20T23:47:56</dc:date>
    <dc:creator>root </dc:creator>
    <meta:editing-duration>PT00H01M13S</meta:editing-duration>
    <meta:editing-cycles>1</meta:editing-cycles>
    <meta:generator>OpenOffice.org/3.2$Unix OpenOffice.org_project/320m12$Build-9483</meta:generator>
  </office:meta>
</office:document-meta>
</file>